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27cm"/>
    </style:style>
    <style:style style:name="co2" style:family="table-column">
      <style:table-column-properties fo:break-before="auto" style:column-width="23.297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3.768cm"/>
    </style:style>
    <style:style style:name="co6" style:family="table-column">
      <style:table-column-properties fo:break-before="auto" style:column-width="29.5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tation-progres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mary muscle group</text:p>
          </table:table-cell>
          <table:table-cell office:value-type="string" calcext:value-type="string">
            <text:p>secondary muscle group</text:p>
          </table:table-cell>
          <table:table-cell office:value-type="string" calcext:value-type="string">
            <text:p>movement pattern</text:p>
          </table:table-cell>
          <table:table-cell office:value-type="string" calcext:value-type="string">
            <text:p>form cues</text:p>
          </table:table-cell>
        </table:table-row>
        <table:table-row table:style-name="ro1">
          <table:table-cell office:value-type="string" calcext:value-type="string">
            <text:p>Seated Torso Rotations</text:p>
          </table:table-cell>
          <table:table-cell office:value-type="string" calcext:value-type="string">
            <text:p>Basic rotational exercise performed while seated, rotating torso from side to side with control.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Sit tall with spine neutral, rotate from waist without moving hips, keep shoulders relaxed, move with control, breathe naturally, engage core throughout movement.</text:p>
          </table:table-cell>
        </table:table-row>
        <table:table-row table:style-name="ro1">
          <table:table-cell office:value-type="string" calcext:value-type="string">
            <text:p>Supine Knee Drops</text:p>
          </table:table-cell>
          <table:table-cell office:value-type="string" calcext:value-type="string">
            <text:p>Lying on back with knees bent at 90 degrees, gently drop knees from side to side while keeping shoulders flat on the ground.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Transverse Abdominis</text:p>
          </table:table-cell>
          <table:table-cell office:value-type="string" calcext:value-type="string">
            <text:p>Anti-Rotation</text:p>
          </table:table-cell>
          <table:table-cell office:value-type="string" calcext:value-type="string">
            <text:p>Keep both shoulders flat on floor, move knees slowly and controlled, engage core throughout movement, maintain neutral spine, keep movement within comfortable range.</text:p>
          </table:table-cell>
        </table:table-row>
        <table:table-row table:style-name="ro1">
          <table:table-cell office:value-type="string" calcext:value-type="string">
            <text:p>Russian Twist</text:p>
          </table:table-cell>
          <table:table-cell office:value-type="string" calcext:value-type="string">
            <text:p>Seated with feet elevated and knees bent, rotate torso from side to side while maintaining balance.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Rectus Abdominis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Elevate feet with knees bent, lean back to engage core, keep spine long, rotate from waist touching ground on each side, control the movement, avoid using momentum.</text:p>
          </table:table-cell>
        </table:table-row>
        <table:table-row table:style-name="ro1">
          <table:table-cell office:value-type="string" calcext:value-type="string">
            <text:p>Standing Cable/Band Rotation</text:p>
          </table:table-cell>
          <table:table-cell office:value-type="string" calcext:value-type="string">
            <text:p>Using resistance from cable or band, rotate torso away from anchor point while maintaining stable lower body.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Rotational Resistance</text:p>
          </table:table-cell>
          <table:table-cell office:value-type="string" calcext:value-type="string">
            <text:p>Stand with feet shoulder-width apart, maintain slight knee bend, rotate from torso not arms, keep hips facing forward, engage core throughout movement, control the return.</text:p>
          </table:table-cell>
        </table:table-row>
        <table:table-row table:style-name="ro1">
          <table:table-cell office:value-type="string" calcext:value-type="string">
            <text:p>Lying Knee Windshield Wipers</text:p>
          </table:table-cell>
          <table:table-cell office:value-type="string" calcext:value-type="string">
            <text:p>Lying on back with arms spread wide and knees bent at 90 degrees, rotate knees from side to side while keeping shoulders grounded.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Transverse Abdominis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Keep shoulders and upper back pressed into floor, move with control, engage core to initiate movement, maintain 90-degree bend in knees, breathe regularly.</text:p>
          </table:table-cell>
        </table:table-row>
        <table:table-row table:style-name="ro1">
          <table:table-cell office:value-type="string" calcext:value-type="string">
            <text:p>Lying Straight Leg Windshield Wipers</text:p>
          </table:table-cell>
          <table:table-cell office:value-type="string" calcext:value-type="string">
            <text:p>Lying on back with arms spread and legs extended vertically, lower legs from side to side while keeping shoulders on the ground.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Hip Flexors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Keep legs straight, maintain shoulders flat on ground, engage core before initiating movement, control speed of descent, only lower legs as far as control allows.</text:p>
          </table:table-cell>
        </table:table-row>
        <table:table-row table:style-name="ro1">
          <table:table-cell office:value-type="string" calcext:value-type="string">
            <text:p>Hanging Knee Windshield Wipers</text:p>
          </table:table-cell>
          <table:table-cell office:value-type="string" calcext:value-type="string">
            <text:p>Hanging from a bar with knees tucked, rotate knees from side to side while maintaining shoulder stability.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Shoulder Stabilizers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Grip bar firmly, engage shoulders to stay stable, keep upper body still, control the rotational movement, bring knees up first before rotating side to side.</text:p>
          </table:table-cell>
        </table:table-row>
        <table:table-row table:style-name="ro1">
          <table:table-cell office:value-type="string" calcext:value-type="string">
            <text:p>Hanging Straight Leg Windshield Wipers</text:p>
          </table:table-cell>
          <table:table-cell office:value-type="string" calcext:value-type="string">
            <text:p>Advanced exercise hanging from a bar with straight legs, rotating them from side to side in a controlled manner.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Hip Flexors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Maintain active shoulder position, keep legs straight, initiate movement from core not momentum, control the rotation speed, maintain steady breathing.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Lying on back with legs extended vertically, lower legs in an arc motion from one side to the other, creating a rainbow pattern.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Hip Flexors</text:p>
          </table:table-cell>
          <table:table-cell office:value-type="string" calcext:value-type="string">
            <text:p>Rotational Control</text:p>
          </table:table-cell>
          <table:table-cell office:value-type="string" calcext:value-type="string">
            <text:p>Start with legs vertical, lower legs in arc pattern without touching floor, maintain controlled movement, keep lower back pressed into floor, engage core throughout entire range.</text:p>
          </table:table-cell>
        </table:table-row>
        <table:table-row table:style-name="ro1">
          <table:table-cell office:value-type="string" calcext:value-type="string">
            <text:p>Around The World</text:p>
          </table:table-cell>
          <table:table-cell office:value-type="string" calcext:value-type="string">
            <text:p>Advanced rotational exercise where legs move in a complete circular pattern while maintaining core stability and shoulder contact with the ground.</text:p>
          </table:table-cell>
          <table:table-cell office:value-type="string" calcext:value-type="string">
            <text:p>Full Core Integration</text:p>
          </table:table-cell>
          <table:table-cell office:value-type="string" calcext:value-type="string">
            <text:p>Hip Flexors</text:p>
          </table:table-cell>
          <table:table-cell office:value-type="string" calcext:value-type="string">
            <text:p>Multi-Plane Rotation</text:p>
          </table:table-cell>
          <table:table-cell office:value-type="string" calcext:value-type="string">
            <text:p>Begin with legs vertical, move legs in complete circle without touching floor, maintain lower back contact with ground, control speed throughout entire movement, engage core maximall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66" meta:object-count="0"/>
    <meta:generator>LibreOffice/25.2.0.3$Windows_X86_64 LibreOffice_project/e1cf4a87eb02d755bce1a01209907ea5ddc8f069</meta:generator>
  </office:meta>
</office:document-meta>
</file>